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 style:list-style-name="L6"/>
    <style:style style:name="P3" style:family="paragraph" style:parent-style-name="Text_20_body" style:list-style-name="L7">
      <style:text-properties style:font-name="Liberation Serif"/>
    </style:style>
    <style:style style:name="P4" style:family="paragraph" style:parent-style-name="Text_20_body" style:list-style-name="L8">
      <style:text-properties style:font-name="Liberation Serif"/>
    </style:style>
    <style:style style:name="P5" style:family="paragraph" style:parent-style-name="Text_20_body" style:list-style-name="L10">
      <style:text-properties style:font-name="Liberation Serif"/>
    </style:style>
    <style:style style:name="P6" style:family="paragraph" style:parent-style-name="Text_20_body" style:list-style-name="L9"/>
    <style:style style:name="P7" style:family="paragraph" style:parent-style-name="Text_20_body" style:list-style-name="L11"/>
    <style:style style:name="P8" style:family="paragraph" style:parent-style-name="Heading_20_2" style:master-page-name="entete">
      <style:paragraph-properties style:page-number="auto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4" style:list-style-name=""/>
    <style:style style:name="P11" style:family="paragraph" style:parent-style-name="Heading_20_4">
      <style:paragraph-properties fo:break-before="page"/>
    </style:style>
    <style:style style:name="T1" style:family="text">
      <style:text-properties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Compte Rendu de la réunion 2 interne du 16/10</text:h>
      <text:p text:style-name="Text_20_body"><text:span text:style-name="T2"/></text:p>
      <text:p text:style-name="Text_20_body"><text:span text:style-name="T2">Personnes présentes</text:span> :</text:p>
      <text:list xml:id="list14614386041" text:style-name="L6">
        <text:list-item>
          <text:p text:style-name="P2">Équipe ELOG</text:p>
          <text:list>
            <text:list-item>
              <text:p text:style-name="P2">M. Samir AZZAG</text:p>
            </text:list-item>
            <text:list-item>
              <text:p text:style-name="P2">Mme Linda FAURE</text:p>
            </text:list-item>
            <text:list-item>
              <text:p text:style-name="P2">M. Éloi PERDEREAU</text:p>
            </text:list-item>
            <text:list-item>
              <text:p text:style-name="P2">M. Grégory ROLLAND</text:p>
            </text:list-item>
          </text:list>
        </text:list-item>
        <text:list-item>
          <text:p text:style-name="P2">Directeur de Projet</text:p>
          <text:list>
            <text:list-item>
              <text:p text:style-name="P2">M. Olivier MICHALON</text:p>
            </text:list-item>
          </text:list>
        </text:list-item>
      </text:list>
      <text:p text:style-name="Text_20_body"><text:span text:style-name="T2">Personnes absentes :</text:span></text:p>
      <text:list xml:id="list1434087197" text:continue-numbering="true" text:style-name="L6">
        <text:list-item>
          <text:p text:style-name="P2">Équipe ELOG</text:p>
          <text:list>
            <text:list-item>
              <text:p text:style-name="P2">M. Oualid NAJI (cause médicale)</text:p>
            </text:list-item>
          </text:list>
        </text:list-item>
      </text:list>
      <text:p text:style-name="Text_20_body"/>
      <text:p text:style-name="Text_20_body">L'approbation du compte-rendu de la réunion externe du 16/10 n'a pas été abordée,</text:p>
      <text:h text:style-name="Heading_20_4" text:outline-level="4">Itération 1</text:h>
      <text:list xml:id="list863368056" text:style-name="L9">
        <text:list-item>
          <text:p text:style-name="P6">Le dossier de conception n'a pas été réalisé.</text:p>
        </text:list-item>
        <text:list-item>
          <text:p text:style-name="P6">Seul le code et la fiche d'itération 2 ont été transmis. Cependant, le code n'ayant pas de fichier <text:span text:style-name="T3">.pro</text:span>, n'a pas été validé.</text:p>
        </text:list-item>
        <text:list-item>
          <text:p text:style-name="P6">Il a été demandé de réaliser au plus vite une maquette de l'application afin de pouvoir présenter un support visuel au client.</text:p>
        </text:list-item>
        <text:list-item>
          <text:p text:style-name="P6">Tout le travail non effectué dans l'itération 1 devra être intégré dans la fiche d'itération 2.</text:p>
        </text:list-item>
        <text:list-item>
          <text:p text:style-name="P6"><text:span text:style-name="T4">Le diagramme d'activité et le diagramme de classes conception ont été approuvés.</text:span></text:p>
        </text:list-item>
        <text:list-item>
          <text:p text:style-name="P6">Une charte de développement a également été rédigée.</text:p>
        </text:list-item>
      </text:list>
      <text:h text:style-name="P10" text:outline-level="4"/>
      <text:h text:style-name="P11" text:outline-level="4">Itération 2</text:h>
      <text:list xml:id="list785037740" text:style-name="L11">
        <text:list-item>
          <text:p text:style-name="P7">L'itération 2 intégrera en plus de la gestion des éléments, celle des abonnés.</text:p>
        </text:list-item>
        <text:list-item>
          <text:p text:style-name="P7">La partie interface graphique de l’itération 1 devra être remis avant lundi.</text:p>
        </text:list-item>
        <text:list-item>
          <text:p text:style-name="P7">L’interface graphique devra être réalisée avec QtCreator.</text:p>
        </text:list-item>
        <text:list-item>
          <text:p text:style-name="P7">Le dossier de conception devra contenir les points suivants :</text:p>
          <text:list>
            <text:list-item>
              <text:p text:style-name="P7">Introduction</text:p>
            </text:list-item>
            <text:list-item>
              <text:p text:style-name="P7">Analyse technique</text:p>
            </text:list-item>
            <text:list-item>
              <text:p text:style-name="P7">Analyse fonctionnelle</text:p>
            </text:list-item>
            <text:list-item>
              <text:p text:style-name="P7">Une partie réalisation et implémentation contenant l’essentiel du code</text:p>
            </text:list-item>
            <text:list-item>
              <text:p text:style-name="P7">Une partie de tests</text:p>
            </text:list-item>
            <text:list-item>
              <text:p text:style-name="P7">Un bilan</text:p>
            </text:list-item>
          </text:list>
        </text:list-item>
      </text:list>
      <text:h text:style-name="P9" text:outline-level="3"><text:span text:style-name="T1">Divers</text:span></text:h>
      <text:p text:style-name="Text_20_body">Arrivée dans l'équipe ELOG, de Mr Samir AZZAG.</text:p>
      <text:p text:style-name="Text_20_body">Absence de Mr Oualid NAJI pour raison médicale.</text:p>
      <text:p text:style-name="Text_20_body">La prochaine réunion <text:s/>se tiendra le mercredi 23 octob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17T13:58:00</dc:date>
    <meta:editing-duration>PT5H8M46S</meta:editing-duration>
    <meta:editing-cycles>45</meta:editing-cycles>
    <meta:generator>LibreOffice/3.5$Linux_x86 LibreOffice_project/350m1$Build-2</meta:generator>
    <dc:title>Fiche d'itération</dc:title>
    <dc:creator>PERDEREAU Eloi</dc:creator>
    <meta:document-statistic meta:table-count="0" meta:image-count="0" meta:object-count="0" meta:page-count="2" meta:paragraph-count="37" meta:word-count="263" meta:character-count="1481" meta:non-whitespace-character-count="1269"/>
  </office:meta>
</office:document-meta>
</file>